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1" svg:font-family="Aria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2.16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2">
      <style:paragraph-properties fo:margin-left="1in" fo:margin-right="0in" fo:text-indent="-0.25in" style:auto-text-indent="false"/>
    </style:style>
    <style:style style:name="P7" style:family="paragraph" style:parent-style-name="Standard" style:master-page-name="Standard">
      <style:paragraph-properties fo:text-align="center" style:justify-single-word="false" style:page-number="1"/>
    </style:style>
    <style:style style:name="P8" style:family="paragraph">
      <loext:graphic-properties draw:fill="solid" draw:fill-color="#a0a0a0"/>
      <style:paragraph-properties fo:text-align="center"/>
    </style:style>
    <style:style style:name="T1" style:family="text">
      <style:text-properties fo:color="#ffd9ec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ffd9ec"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5" style:family="text">
      <style:text-properties fo:color="#188038" style:font-name="Roboto Mono" style:font-name-asian="Roboto Mono1" style:font-name-complex="Roboto Mono1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Splinterstice Roadmap</text:span></text:p>
      <text:p text:style-name="P2"/>
      <text:p text:style-name="Standard"><draw:rect text:anchor-type="as-char" style:rel-width="100%" draw:z-index="0" draw:style-name="gr1" draw:text-style-name="P8" svg:width="0.0012in" svg:height="0.0213in"><text:p/></draw:rect></text:p>
      <text:p text:style-name="Heading_20_2"><text:bookmark text:name="_8tletyv946lh"/>1. Project Overview &amp; Philosophy</text:p>
      <text:p text:style-name="Standard">Splinterstice is a decentralized, web-based IM platform built for free-speech absolutism. Unlike clearnet alternatives such as Discord and any app that uses the Matrix protocol, it can only be found exclusively on Tor and I2P.</text:p>
      <text:p text:style-name="P2"/>
      <text:p text:style-name="Standard"><text:span text:style-name="T3">Core Tech Stack:</text:span></text:p>
      <text:p text:style-name="P2"/>
      <text:list xml:id="list3727312928" text:style-name="WWNum2">
        <text:list-item>
          <text:p text:style-name="P3"><text:span text:style-name="T3">Backend:</text:span> Ruby on Rails (API), MySQL (Persistent Data), Redis (Ephemeral Chat Data).</text:p>
        </text:list-item>
        <text:list-item>
          <text:p text:style-name="P3"><text:span text:style-name="T3">Infrastructure:</text:span> Docker, Kubernetes, Nginx, Tor/I2P Proxy Layers.</text:p>
        </text:list-item>
        <text:list-item>
          <text:p text:style-name="P3"><text:span text:style-name="T3">Storage/Hosting:</text:span> IPFS via Openmesh (Serverless/Network Independent).</text:p>
        </text:list-item>
        <text:list-item>
          <text:p text:style-name="P3"><text:span text:style-name="T3">Frontend:</text:span> Custom JavaScript 2.5D Rendering Engine.</text:p>
        </text:list-item>
      </text:list>
      <text:p text:style-name="P2"/>
      <text:p text:style-name="Standard"><draw:rect text:anchor-type="as-char" style:rel-width="100%" draw:z-index="1" draw:style-name="gr1" draw:text-style-name="P8" svg:width="0.0012in" svg:height="0.0213in"><text:p/></draw:rect></text:p>
      <text:p text:style-name="Heading_20_2"><text:bookmark text:name="_8jcqmzyoa8o8"/>2. Phase 1: Foundation &amp; Darknet Infrastructure</text:p>
      <text:p text:style-name="Standard"><text:span text:style-name="T3">Objective:</text:span> Establish the decentralized hosting environment and the primary entry points.</text:p>
      <text:p text:style-name="P2"/>
      <text:list xml:id="list201356003224291" text:continue-numbering="true" text:style-name="WWNum2">
        <text:list-item>
          <text:p text:style-name="P3"><text:span text:style-name="T3">Openmesh &amp; IPFS Deployment:</text:span> Configure Splinterstice to deploy from Openmesh as the main node. Establish the IPFS "middleman" to connect the back-end to various decentralized nodes and backup cloud tiers.</text:p>
        </text:list-item>
        <text:list-item>
          <text:p text:style-name="P3"><text:span text:style-name="T3">Tor &amp; I2P Gateway Configuration:</text:span> Finalize the <text:span text:style-name="T5">.torrc</text:span> and I2P tunnel configurations to ensure the platform is "Access Through Name Only."</text:p>
        </text:list-item>
        <text:list-item>
          <text:p text:style-name="P3"><text:span text:style-name="T3">Secure Digital Handshake (SDH) Protocol:</text:span> Develop the custom handshaking protocol for account registration. This includes the cryptographic signature verification followed by the 2.5D animated handshake sequence.</text:p>
        </text:list-item>
        <text:list-item>
          <text:p text:style-name="P3"><text:span text:style-name="T3">E2EE Subsystem Development:</text:span> Build the server-side subsystem to manage individualized "Key-Codes" (cryptowallet-style access) and obscure server-side exit nodes/user IPs.</text:p>
        </text:list-item>
      </text:list>
      <text:p text:style-name="P2"/>
      <text:p text:style-name="Standard"><draw:rect text:anchor-type="as-char" style:rel-width="100%" draw:z-index="2" draw:style-name="gr1" draw:text-style-name="P8" svg:width="0.0012in" svg:height="0.0213in"><text:p/></draw:rect></text:p>
      <text:p text:style-name="Heading_20_2"><text:bookmark text:name="_sat62bk4rba5"/>3. Phase 2: GUI &amp; 2.5D Visualization Engine</text:p>
      <text:p text:style-name="Standard"><text:span text:style-name="T3">Objective:</text:span> Bridge traditional 2D chat functionality with the immersive 2.5D interface.</text:p>
      <text:p text:style-name="P2"><text:soft-page-break/></text:p>
      <text:list xml:id="list201357321036254" text:continue-numbering="true" text:style-name="WWNum2">
        <text:list-item>
          <text:p text:style-name="P3"><text:span text:style-name="T3">2.5D GUI Core:</text:span> Implement the cohesive blend of 2D/2.5D interfaces. Users must be able to toggle views based on device performance.</text:p>
        </text:list-item>
        <text:list-item>
          <text:p text:style-name="P3"><text:span text:style-name="T3">Homespace &amp; Subchat Logic:</text:span> Develop the "Guild" architecture where every user's "Homespace" acts as a hybrid of a Discord server and a Matrix homeserver.</text:p>
        </text:list-item>
        <text:list-item>
          <text:p text:style-name="P3"><text:span text:style-name="T3">Interactable 2.5D Plugin System:</text:span> Create the framework for developer-created plugins, allowing for objects like 2.5D-rendered pop-up screens for video playback.</text:p>
        </text:list-item>
        <text:list-item>
          <text:p text:style-name="P3"><text:span text:style-name="T3">2.5D Tabbed Interface:</text:span> Launch the tab management system. Features include drag-and-drop tabs, depth-effect transitions, and interactive hover effects (3D shift previews).</text:p>
        </text:list-item>
        <text:list-item>
          <text:p text:style-name="P3"><text:span text:style-name="T3">Adaptive Layout Engine:</text:span> Ensure the 2.5D depth effect remains consistent across various screen sizes and mobile darknet browsers.</text:p>
        </text:list-item>
      </text:list>
      <text:p text:style-name="P2"/>
      <text:p text:style-name="Standard"><draw:rect text:anchor-type="as-char" style:rel-width="100%" draw:z-index="3" draw:style-name="gr1" draw:text-style-name="P8" svg:width="0.0012in" svg:height="0.0213in"><text:p/></draw:rect></text:p>
      <text:p text:style-name="Heading_20_2"><text:bookmark text:name="_pktzj2752grp"/>4. Phase 3: Topology &amp; Socket Automation</text:p>
      <text:p text:style-name="Standard"><text:span text:style-name="T3">Objective:</text:span> Ensure the network is self-healing, self-sufficient, and scalable.</text:p>
      <text:p text:style-name="P2"/>
      <text:list xml:id="list201356907854666" text:continue-numbering="true" text:style-name="WWNum2">
        <text:list-item>
          <text:p text:style-name="P3"><text:span text:style-name="T3">Auto-Enabled Socket Clusters:</text:span> Implement the automated generation of network socket clusters for every new Homespace. This ensures that even if the main Splinterstice node is compromised, individual Homespaces remain operational.</text:p>
        </text:list-item>
        <text:list-item>
          <text:p text:style-name="P3"><text:span text:style-name="T3">Inter-Socket Communication Protocol:</text:span> Standardize RESTful APIs and WebSocket connections for high-coordination between independent socket endpoints.</text:p>
        </text:list-item>
        <text:list-item>
          <text:p text:style-name="P3"><text:span text:style-name="T3">Self-Healing Mechanisms:</text:span> Integrate "circuit breaker" logic to automatically reroute traffic and redistribute data loads if specific endpoints or nodes fail.</text:p>
        </text:list-item>
        <text:list-item>
          <text:p text:style-name="P3"><text:span text:style-name="T3">Message Forwarding &amp; DM Infrastructure:</text:span> Build the DM group chat system (10-person limit) and message forwarding capabilities consistent with Matrix/Discord standards.</text:p>
        </text:list-item>
      </text:list>
      <text:p text:style-name="P2"/>
      <text:p text:style-name="Standard"><draw:rect text:anchor-type="as-char" style:rel-width="100%" draw:z-index="4" draw:style-name="gr1" draw:text-style-name="P8" svg:width="0.0012in" svg:height="0.0213in"><text:p/></draw:rect></text:p>
      <text:p text:style-name="Heading_20_2"><text:bookmark text:name="_67dxejb9hycz"/>5. Phase 4: Mass Customization &amp; Desktop WAPP</text:p>
      <text:p text:style-name="Standard"><text:span text:style-name="T3">Objective:</text:span> Empower users with self-hosting options and aesthetic control.</text:p>
      <text:p text:style-name="P2"/>
      <text:list xml:id="list201355994199620" text:continue-numbering="true" text:style-name="WWNum2">
        <text:list-item>
          <text:p text:style-name="P3"><text:span text:style-name="T3">Homespace Self-Hosting:</text:span> Develop the settings toggle allowing users to host their specific Homespace on their own virtualized or physical hardware (Matrix-style federation).</text:p>
        </text:list-item>
        <text:list-item>
          <text:p text:style-name="P3"><text:span text:style-name="T3">Customization Toolkit:</text:span> Release the UI toolkit for personalized front-ends. Include presets for virtual environments like a Café, Library, or Outdoor Park.</text:p>
        </text:list-item>
        <text:list-item>
          <text:p text:style-name="P3"><text:span text:style-name="T3">Avatar System:</text:span> Implement the 2.5D avatar customizer using pre-designed models and third-party plugin hooks.</text:p>
        </text:list-item>
        <text:list-item>
          <text:p text:style-name="P3"><text:span text:style-name="T3">Desktop Console Router (WAPP):</text:span> Finalize the background application that stores the user's individualized Key-Code and acts as a local router for browser-based access.</text:p>
        </text:list-item>
        <text:list-item>
          <text:p text:style-name="P3"><text:span text:style-name="T3">Real-Time Translation:</text:span> Deploy the international collaboration tool providing instant message translation across an extensive language list.</text:p>
        </text:list-item>
      </text:list>
      <text:p text:style-name="P2"/>
      <text:p text:style-name="Standard"><text:soft-page-break/><draw:rect text:anchor-type="as-char" style:rel-width="100%" draw:z-index="5" draw:style-name="gr1" draw:text-style-name="P8" svg:width="0.0012in" svg:height="0.0213in"><text:p/></draw:rect></text:p>
      <text:p text:style-name="Heading_20_2"><text:bookmark text:name="_d6k6hql55xpq"/>6. Phase 5: Governance &amp; Hybrid Expert System (Automod)</text:p>
      <text:p text:style-name="Standard"><text:span text:style-name="T3">Objective:</text:span> Maintain ToS compliance without compromising the privacy of the underlying models.</text:p>
      <text:p text:style-name="P2"/>
      <text:list xml:id="list201355828745629" text:continue-numbering="true" text:style-name="WWNum2">
        <text:list-item>
          <text:p text:style-name="P3"><text:span text:style-name="T3">Hybrid Expert System Backend:</text:span> Build the multi-threat detection engine:</text:p>
          <text:list>
            <text:list-item>
              <text:p text:style-name="P6"><text:span text:style-name="T3">PhotoDNA Hashing:</text:span> For CSAM detection without exposing the model to illegal data.</text:p>
            </text:list-item>
            <text:list-item>
              <text:p text:style-name="P6"><text:span text:style-name="T3">CNNs &amp; Age Estimation:</text:span> For adult content filtering.</text:p>
            </text:list-item>
            <text:list-item>
              <text:p text:style-name="P6"><text:span text:style-name="T3">XGBoost Classifiers:</text:span> To process signals and trigger automated enforcement for clear violations (&gt;0.85 confidence).</text:p>
            </text:list-item>
          </text:list>
        </text:list-item>
        <text:list-item>
          <text:p text:style-name="P3"><text:span text:style-name="T3">Automod Bot:</text:span> Launch the bot to cut off services for explicitly illegal acts (as defined in ToS) and generate IPFS-based violation reports for authorities.</text:p>
        </text:list-item>
        <text:list-item>
          <text:p text:style-name="P3"><text:span text:style-name="T3">Random URL Generation:</text:span> Finalize the security feature that regenerates a numerical URL string every time a user switches tabs to prevent link-sniffing or unauthorized sharing.</text:p>
        </text:list-item>
      </text:list>
      <text:p text:style-name="P2"/>
      <text:p text:style-name="Standard"><draw:rect text:anchor-type="as-char" style:rel-width="100%" draw:z-index="6" draw:style-name="gr1" draw:text-style-name="P8" svg:width="0.0012in" svg:height="0.0213in"><text:p/></draw:rect></text:p>
      <text:p text:style-name="Heading_20_2"><text:bookmark text:name="_2uo9ingnc2hb"/>7. Risks &amp; Issues</text:p>
      <table:table table:name="Table1" table:style-name="Table1">
        <table:table-column table:style-name="Table1.A" table:number-columns-repeated="3"/>
        <table:table-header-rows>
          <table:table-row table:style-name="Table1.1">
            <table:table-cell table:style-name="Table1.A1" office:value-type="string">
              <text:p text:style-name="P1"><text:span text:style-name="T3">Risk Type</text:span></text:p>
            </table:table-cell>
            <table:table-cell table:style-name="Table1.A1" office:value-type="string">
              <text:p text:style-name="P1"><text:span text:style-name="T3">Description</text:span></text:p>
            </table:table-cell>
            <table:table-cell table:style-name="Table1.A1" office:value-type="string">
              <text:p text:style-name="P1"><text:span text:style-name="T3">Mitigation Strategy</text:span>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1"><text:span text:style-name="T3">Network Latency</text:span></text:p>
          </table:table-cell>
          <table:table-cell table:style-name="Table1.A1" office:value-type="string">
            <text:p text:style-name="P1">Tor/I2P routing can cause high latency for WebSocket-based 2.5D interactions.</text:p>
          </table:table-cell>
          <table:table-cell table:style-name="Table1.A1" office:value-type="string">
            <text:p text:style-name="P1">Implement aggressive Redis caching and optimized 2.5D rendering on the client-side.</text:p>
          </table:table-cell>
        </table:table-row>
        <table:table-row table:style-name="Table1.1">
          <table:table-cell table:style-name="Table1.A1" office:value-type="string">
            <text:p text:style-name="P1"><text:span text:style-name="T3">IPFS Persistence</text:span></text:p>
          </table:table-cell>
          <table:table-cell table:style-name="Table1.A1" office:value-type="string">
            <text:p text:style-name="P1">Data shared via IPFS may be lost if not pinned by enough nodes.</text:p>
          </table:table-cell>
          <table:table-cell table:style-name="Table1.A1" office:value-type="string">
            <text:p text:style-name="P1">Utilize the "Backup Node" system across free-tier cloud services to ensure data redundancy.</text:p>
          </table:table-cell>
        </table:table-row>
        <table:table-row table:style-name="Table1.1">
          <table:table-cell table:style-name="Table1.A1" office:value-type="string">
            <text:p text:style-name="P1"><text:span text:style-name="T3">False Positives</text:span></text:p>
          </table:table-cell>
          <table:table-cell table:style-name="Table1.A1" office:value-type="string">
            <text:p text:style-name="P1">The Hybrid Expert System might flag "edge-case" discourse as a ToS violation.</text:p>
          </table:table-cell>
          <table:table-cell table:style-name="Table1.A1" office:value-type="string">
            <text:p text:style-name="P1">Implementation of Transformer-based contextual analysis and human review escalation for ambiguous cases (0.3-0.7 confidence).</text:p>
          </table:table-cell>
        </table:table-row>
      </table:table>
      <text:p text:style-name="P2"/>
      <text:p text:style-name="Standard"><draw:rect text:anchor-type="as-char" style:rel-width="100%" draw:z-index="7" draw:style-name="gr1" draw:text-style-name="P8" svg:width="0.0012in" svg:height="0.0213in"><text:p/></draw:rect></text:p>
      <text:p text:style-name="Heading_20_2"><text:bookmark text:name="_luy5n1j8qcre"/>8. Dependencies</text:p>
      <text:list xml:id="list2173929864" text:style-name="WWNum3">
        <text:list-item>
          <text:p text:style-name="P4"><text:span text:style-name="T3">Openmesh:</text:span> Required for decentralized deployment.</text:p>
        </text:list-item>
        <text:list-item>
          <text:p text:style-name="P4"><text:span text:style-name="T3">IPFS Protocol:</text:span> Primary middleman for back-end to node connectivity.</text:p>
        </text:list-item>
        <text:list-item>
          <text:p text:style-name="P4"><text:span text:style-name="T3">Ruby on Rails 7.x:</text:span> Core API framework.</text:p>
        </text:list-item>
        <text:list-item>
          <text:p text:style-name="P4"><text:span text:style-name="T3">MySQL/Redis:</text:span> Essential for the dual-layer data network.</text:p>
        </text:list-item>
        <text:list-item>
          <text:p text:style-name="P4"><text:span text:style-name="T3">Docker/Kubernetes:</text:span> Necessary for socket cluster orchestration and scalability.</text:p>
        </text:list-item>
      </text:list>
      <text:p text:style-name="P2"/>
      <text:p text:style-name="Standard"><text:soft-page-break/><draw:rect text:anchor-type="as-char" style:rel-width="100%" draw:z-index="8" draw:style-name="gr1" draw:text-style-name="P8" svg:width="0.0012in" svg:height="0.0213in"><text:p/></draw:rect></text:p>
      <text:p text:style-name="Heading_20_2"><text:bookmark text:name="_do622mx98pue"/>9. Final Steps &amp; Launch</text:p>
      <text:list xml:id="list1834552311" text:style-name="WWNum1">
        <text:list-item>
          <text:p text:style-name="P5"><text:span text:style-name="T3">Registration Launch:</text:span> Open the <text:span text:style-name="T5">.onion</text:span> and <text:span text:style-name="T5">eepsite</text:span> registration pages.</text:p>
        </text:list-item>
        <text:list-item>
          <text:p text:style-name="P5"><text:span text:style-name="T3">Publicization:</text:span> Publicize the platform exclusively on Tor and I2P directories.</text:p>
        </text:list-item>
        <text:list-item>
          <text:p text:style-name="P5"><text:span text:style-name="T3">WAPP Distribution:</text:span> Release the download links for the Desktop Console Router upon successful registration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4" meta:paragraph-count="74" meta:word-count="841" meta:character-count="5977" meta:non-whitespace-character-count="5237"/>
    <meta:generator>LibreOfficeDev/6.0.5.2$Linux_X86_64 LibreOffice_project/</meta:generator>
  </office:meta>
</office:document-meta>
</file>